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6300000044F171F5D5.png" manifest:media-type="image/png"/>
  <manifest:file-entry manifest:full-path="Pictures/1000020100000079000000568E2A8005.png" manifest:media-type="image/png"/>
  <manifest:file-entry manifest:full-path="Pictures/100002000000007E0000005D89A4E5C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43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color="#000000" draw:fill="none" draw:fill-color="#ffffff" fo:min-height="1.016cm"/>
    </style:style>
    <style:style style:name="gr6" style:family="graphic" style:parent-style-name="standard">
      <style:graphic-properties draw:stroke="none" draw:fill="none" fo:min-height="2.135cm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366cm" svg:height="6.604cm" svg:x="6.588cm" svg:y="3.159cm">
          <draw:image xlink:href="Pictures/100002000000007E0000005D89A4E5CC.png" xlink:type="simple" xlink:show="embed" xlink:actuate="onLoad">
            <text:p/>
          </draw:image>
        </draw:frame>
        <draw:frame draw:style-name="gr1" draw:text-style-name="P1" draw:layer="layout" svg:width="5.647cm" svg:height="4.885cm" svg:x="7.545cm" svg:y="12.049cm">
          <draw:image xlink:href="Pictures/1000020100000079000000568E2A8005.png" xlink:type="simple" xlink:show="embed" xlink:actuate="onLoad">
            <text:p/>
          </draw:image>
        </draw:frame>
        <draw:frame draw:style-name="gr1" draw:text-style-name="P1" draw:layer="layout" svg:width="5.461cm" svg:height="4.191cm" svg:x="6.08cm" svg:y="19.542cm">
          <draw:image xlink:href="Pictures/100000000000006300000044F171F5D5.png" xlink:type="simple" xlink:show="embed" xlink:actuate="onLoad">
            <text:p/>
          </draw:image>
        </draw:frame>
        <draw:line draw:style-name="gr2" draw:text-style-name="P1" draw:layer="layout" svg:x1="11.16cm" svg:y1="13.573cm" svg:x2="13.319cm" svg:y2="13.573cm">
          <text:p/>
        </draw:line>
        <draw:frame draw:style-name="gr3" draw:layer="layout" svg:width="3.81cm" svg:height="1.673cm" svg:x="13.954cm" svg:y="13.065cm">
          <draw:text-box>
            <text:p>Moves in +x direction</text:p>
          </draw:text-box>
        </draw:frame>
        <draw:line draw:style-name="gr2" draw:text-style-name="P1" draw:layer="layout" svg:x1="10.525cm" svg:y1="16.621cm" svg:x2="10.525cm" svg:y2="18.018cm">
          <text:p/>
        </draw:line>
        <draw:frame draw:style-name="gr4" draw:layer="layout" svg:width="6.475cm" svg:height="0.963cm" svg:x="7.738cm" svg:y="18.072cm">
          <draw:text-box>
            <text:p>Moves in -x direction</text:p>
          </draw:text-box>
        </draw:frame>
        <draw:line draw:style-name="gr2" draw:text-style-name="P1" draw:layer="layout" svg:x1="12.865cm" svg:y1="15.859cm" svg:x2="15.024cm" svg:y2="15.859cm">
          <text:p/>
        </draw:line>
        <draw:frame draw:style-name="gr4" draw:layer="layout" svg:width="6.475cm" svg:height="1.673cm" svg:x="14.838cm" svg:y="15.372cm">
          <draw:text-box>
            <text:p>Moves in </text:p>
            <text:p>+y direction</text:p>
          </draw:text-box>
        </draw:frame>
        <draw:line draw:style-name="gr2" draw:text-style-name="P1" draw:layer="layout" svg:x1="7.985cm" svg:y1="15.478cm" svg:x2="6.207cm" svg:y2="15.478cm">
          <text:p/>
        </draw:line>
        <draw:frame draw:style-name="gr4" draw:layer="layout" svg:width="6.475cm" svg:height="1.673cm" svg:x="3.139cm" svg:y="15.073cm">
          <draw:text-box>
            <text:p>Moves in </text:p>
            <text:p>-y direction</text:p>
          </draw:text-box>
        </draw:frame>
        <draw:line draw:style-name="gr2" draw:text-style-name="P1" draw:layer="layout" svg:x1="10.779cm" svg:y1="20.558cm" svg:x2="13.065cm" svg:y2="20.558cm">
          <text:p/>
        </draw:line>
        <draw:line draw:style-name="gr2" draw:text-style-name="P1" draw:layer="layout" svg:x1="11.033cm" svg:y1="22.844cm" svg:x2="13.446cm" svg:y2="22.844cm">
          <text:p/>
        </draw:line>
        <draw:frame draw:style-name="gr5" draw:layer="layout" svg:width="3.937cm" svg:height="2.384cm" svg:x="13.105cm" svg:y="19.904cm">
          <draw:text-box>
            <text:p>Moves in </text:p>
            <text:p>+z direction</text:p>
            <text:p/>
          </draw:text-box>
        </draw:frame>
        <draw:frame draw:style-name="gr6" draw:layer="layout" svg:width="3.762cm" svg:height="2.385cm" svg:x="13.194cm" svg:y="22.161cm">
          <draw:text-box>
            <text:p>Moves in </text:p>
            <text:p>-z direction</text:p>
            <text:p/>
          </draw:text-box>
        </draw:frame>
        <draw:line draw:style-name="gr2" draw:text-style-name="P1" draw:layer="layout" svg:x1="12.557cm" svg:y1="5.064cm" svg:x2="15.224cm" svg:y2="5.064cm">
          <text:p/>
        </draw:line>
        <draw:line draw:style-name="gr2" draw:text-style-name="P1" draw:layer="layout" svg:x1="12.557cm" svg:y1="7.604cm" svg:x2="15.478cm" svg:y2="7.604cm">
          <text:p/>
        </draw:line>
        <draw:line draw:style-name="gr2" draw:text-style-name="P1" draw:layer="layout" svg:x1="7.223cm" svg:y1="4.937cm" svg:x2="4.683cm" svg:y2="4.937cm">
          <text:p/>
        </draw:line>
        <draw:line draw:style-name="gr2" draw:text-style-name="P1" draw:layer="layout" svg:x1="8.112cm" svg:y1="7.731cm" svg:x2="5.318cm" svg:y2="7.731cm">
          <text:p/>
        </draw:line>
        <draw:line draw:style-name="gr2" draw:text-style-name="P1" draw:layer="layout" svg:x1="10.398cm" svg:y1="7.604cm" svg:x2="10.398cm" svg:y2="10.652cm">
          <text:p/>
        </draw:line>
        <draw:line draw:style-name="gr2" draw:text-style-name="P1" draw:layer="layout" svg:x1="10.271cm" svg:y1="4.683cm" svg:x2="10.271cm" svg:y2="2.143cm">
          <text:p/>
        </draw:line>
        <draw:custom-shape draw:style-name="gr7" draw:text-style-name="P1" draw:layer="layout" svg:width="4.064cm" svg:height="5.334cm" svg:x="5.445cm" svg:y="18.907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4.27cm" svg:height="0.962cm" svg:x="7.985cm" svg:y="1.462cm">
          <draw:text-box>
            <text:p>Increases roll</text:p>
          </draw:text-box>
        </draw:frame>
        <draw:frame draw:style-name="gr8" draw:layer="layout" svg:width="4.549cm" svg:height="0.962cm" svg:x="8.49cm" svg:y="10.433cm">
          <draw:text-box>
            <text:p>Decreases roll</text:p>
          </draw:text-box>
        </draw:frame>
        <draw:frame draw:style-name="gr8" draw:layer="layout" svg:width="4.833cm" svg:height="0.962cm" svg:x="0.892cm" svg:y="3.975cm">
          <draw:text-box>
            <text:p>Decreases yaw</text:p>
          </draw:text-box>
        </draw:frame>
        <draw:frame draw:style-name="gr9" draw:layer="layout" svg:width="4.553cm" svg:height="1.016cm" svg:x="15.059cm" svg:y="4.391cm">
          <draw:text-box>
            <text:p>Increases yaw</text:p>
          </draw:text-box>
        </draw:frame>
        <draw:frame draw:style-name="gr8" draw:layer="layout" svg:width="5.044cm" svg:height="0.962cm" svg:x="0.807cm" svg:y="7.096cm">
          <draw:text-box>
            <text:p>Decreases pitch</text:p>
          </draw:text-box>
        </draw:frame>
        <draw:frame draw:style-name="gr8" draw:layer="layout" svg:width="4.765cm" svg:height="0.962cm" svg:x="15.113cm" svg:y="7.131cm">
          <draw:text-box>
            <text:p>Increases pitc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3.617cm" fo:margin-left="0.116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2T12:09:24.319480234</meta:creation-date>
    <dc:date>2016-06-22T17:16:24.802404316</dc:date>
    <meta:editing-duration>PT2H41M16S</meta:editing-duration>
    <meta:editing-cycles>3</meta:editing-cycles>
    <meta:generator>LibreOffice/4.2.8.2$Linux_X86_64 LibreOffice_project/420m0$Build-2</meta:generator>
    <meta:document-statistic meta:object-count="28"/>
  </office:meta>
</office:document-meta>
</file>